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Exception.Contro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Exception.ControlException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Exception.Control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Exception.ControlException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